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Marlett" style:font-charset="x-symbol" svg:font-family="Marlett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3.2562in"/>
    </style:style>
    <style:style style:name="TableColumn3" style:family="table-column">
      <style:table-column-properties style:column-width="3.2562in"/>
    </style:style>
    <style:style style:name="TableColumn4" style:family="table-column">
      <style:table-column-properties style:column-width="3.2562in"/>
    </style:style>
    <style:style style:name="Table1" style:family="table" style:master-page-name="MP0">
      <style:table-properties style:width="9.7687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208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 fo:margin-bottom="0in" fo:line-height="100%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22" style:family="table-cell">
      <style:table-cell-properties fo:border="0.0208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25" style:family="table-cell">
      <style:table-cell-properties fo:border="0.0208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Row29" style:family="table-row">
      <style:table-row-properties style:min-row-height="1.1166in"/>
    </style:style>
    <style:style style:name="TableCell30" style:family="table-cell">
      <style:table-cell-properties fo:border="0.0208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5" style:family="table-cell">
      <style:table-cell-properties fo:border="0.0208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7" style:family="table-cell">
      <style:table-cell-properties fo:border="0.0208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9" style:family="table-row">
      <style:table-row-properties style:min-row-height="1.1166in"/>
    </style:style>
    <style:style style:name="TableCell40" style:family="table-cell">
      <style:table-cell-properties fo:border="0.0208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0.0208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7" style:family="table-cell">
      <style:table-cell-properties fo:border="0.0208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9" style:family="table-row">
      <style:table-row-properties style:min-row-height="1.1166in"/>
    </style:style>
    <style:style style:name="TableCell50" style:family="table-cell">
      <style:table-cell-properties fo:border="0.0208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5" style:family="table-cell">
      <style:table-cell-properties fo:border="0.0208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7" style:family="table-cell">
      <style:table-cell-properties fo:border="0.0208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9" style:family="table-row">
      <style:table-row-properties style:min-row-height="1.1166in"/>
    </style:style>
    <style:style style:name="TableCell60" style:family="table-cell">
      <style:table-cell-properties fo:border="0.0208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="0.0208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208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9" style:family="table-row">
      <style:table-row-properties style:min-row-height="1.1166in"/>
    </style:style>
    <style:style style:name="TableCell70" style:family="table-cell">
      <style:table-cell-properties fo:border="0.0208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0.0208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7" style:family="table-cell">
      <style:table-cell-properties fo:border="0.0208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20">We discovered</text:span></text:p>
            <text:p text:style-name="P21">(identified issues)</text:p>
          </table:table-cell>
          <table:table-cell table:style-name="TableCell22">
            <text:p text:style-name="P23">We did or are doing</text:p>
            <text:p text:style-name="P24">(action)</text:p>
          </table:table-cell>
          <table:table-cell table:style-name="TableCell25">
            <text:p text:style-name="P26"><text:span text:style-name="T27">We found</text:span></text:p>
            <text:p text:style-name="P28">(impact)</text:p>
          </table:table-cell>
        </table:table-row>
        <table:table-row table:style-name="TableRow29">
          <table:table-cell table:style-name="TableCell30">
            <text:p text:style-name="P31"/>
            <text:p text:style-name="P32"/>
            <text:p text:style-name="P33"/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  <text:p text:style-name="P42"/>
            <text:p text:style-name="P43"/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  <text:p text:style-name="P52"/>
            <text:p text:style-name="P53"/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  <text:p text:style-name="P62"/>
            <text:p text:style-name="P63"/>
            <text:p text:style-name="P64"><text:s/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  <text:p text:style-name="P72"/>
            <text:p text:style-name="P73"/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Marlett" style:font-charset="x-symbol" svg:font-family="Marlett" style:font-family-generic="system" style:font-pitch="variable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DfESOutNumbered" style:display-name="DfESOutNumbered" style:family="paragraph" style:parent-style-name="Normal" style:list-style-name="LFO2">
      <style:paragraph-properties fo:widows="0" fo:orphans="0" style:punctuation-wrap="simple" style:text-autospace="none" style:vertical-align="baseline" fo:margin-bottom="0.1666in" fo:line-height="100%"/>
      <style:text-properties style:font-name="Arial" style:font-name-asian="Times New Roman" style:font-name-complex="Arial" style:font-size-complex="10pt" fo:hyphenate="false"/>
    </style:style>
    <style:style style:name="DfESOutNumberedChar" style:display-name="DfESOutNumbered Char" style:family="text" style:parent-style-name="DefaultParagraphFont">
      <style:text-properties style:font-name="Arial" style:font-name-asian="Times New Roman" style:font-name-complex="Arial" style:font-size-complex="10pt"/>
    </style:style>
    <style:style style:name="DeptBullets" style:display-name="DeptBullets" style:family="paragraph" style:parent-style-name="Normal" style:list-style-name="LFO4">
      <style:paragraph-properties fo:widows="0" fo:orphans="0" style:punctuation-wrap="simple" style:text-autospace="none" style:vertical-align="baseline" fo:margin-bottom="0.1666in" fo:line-height="100%"/>
      <style:text-properties style:font-name="Arial" style:font-name-asian="Times New Roman" fo:font-size="12pt" style:font-size-asian="12pt" style:font-size-complex="10pt" fo:hyphenate="false"/>
    </style:style>
    <style:style style:name="DeptBulletsChar" style:display-name="DeptBullets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list-style style:name="LFO2" style:display-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)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i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Marlett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Marlett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Marlett"/>
    </style:style>
    <text:list-style style:name="LFO4" style:display-name="LFO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Marlett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Marlett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Marlett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8" style:parent-style-name="Header" style:family="paragraph">
      <style:text-properties style:font-name="Arial" style:font-name-complex="Arial" fo:font-size="12pt" style:font-size-asian="12pt" style:font-size-complex="12pt"/>
    </style:style>
    <style:style style:name="TableColumn10" style:family="table-column">
      <style:table-column-properties style:column-width="3.2291in" style:use-optimal-column-width="false"/>
    </style:style>
    <style:style style:name="TableColumn11" style:family="table-column">
      <style:table-column-properties style:column-width="3.2291in" style:use-optimal-column-width="false"/>
    </style:style>
    <style:style style:name="TableColumn12" style:family="table-column">
      <style:table-column-properties style:column-width="3.2291in" style:use-optimal-column-width="false"/>
    </style:style>
    <style:style style:name="Table9" style:family="table">
      <style:table-properties style:width="9.6875in" fo:margin-left="0in" table:align="lef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Header" style:family="paragraph">
      <style:paragraph-properties fo:margin-left="-0.0798in">
        <style:tab-stops>
          <style:tab-stop style:type="center" style:position="3.2138in"/>
          <style:tab-stop style:type="right" style:position="6.3479in"/>
        </style:tab-stops>
      </style:paragraph-properties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Header" style:family="paragraph">
      <style:paragraph-properties fo:text-align="center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8">Share progress with staff</text:p>
      </style:header>
      <style:foot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/>
            </table:table-cell>
            <table:table-cell table:style-name="TableCell18">
              <text:p text:style-name="P1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valuating outcomes template</dc:title>
    <meta:initial-creator>PEARCE, Matthew</meta:initial-creator>
    <dc:creator>HUGHES, Claire8</dc:creator>
    <meta:creation-date>2024-03-04T18:16:00Z</meta:creation-date>
    <dc:date>2024-03-04T18:16:00Z</dc:date>
    <meta:template xlink:href="Policy_briefing_template.dotx" xlink:type="simple"/>
    <meta:editing-cycles>12</meta:editing-cycles>
    <meta:editing-duration>PT0S</meta:editing-duration>
    <meta:user-defined meta:name="ContentTypeId">0x010100BD17B44D47A728488F65D9C43EFCFE2F</meta:user-defined>
    <meta:user-defined meta:name="IWPContributor0"/>
    <meta:user-defined meta:name="IWPOrganisationalUnit">2;#DfE|cc08a6d4-dfde-4d0f-bd85-069ebcef80d5</meta:user-defined>
    <meta:user-defined meta:name="IWPOwner">3;#DfE|a484111e-5b24-4ad9-9778-c536c8c88985</meta:user-defined>
    <meta:user-defined meta:name="IWPFunction"/>
    <meta:user-defined meta:name="AuthorIds_UIVersion_1">97</meta:user-defined>
    <meta:user-defined meta:name="IWPSiteType"/>
    <meta:user-defined meta:name="IWPRightsProtectiveMarking">1;#Official|0884c477-2e62-47ea-b19c-5af6e91124c5</meta:user-defined>
    <meta:user-defined meta:name="_dlc_DocIdItemGuid">efe31e92-d315-426b-a701-4947d66ea0e6</meta:user-defined>
    <meta:user-defined meta:name="IWPSubject"/>
    <meta:user-defined meta:name="SW-DOC-ID">3151146b398f4b88a348ece0186a5fb2</meta:user-defined>
    <meta:user-defined meta:name="SW-FINGERPRINT"/>
    <meta:document-statistic meta:page-count="1" meta:paragraph-count="1" meta:word-count="17" meta:character-count="118" meta:row-count="1" meta:non-whitespace-character-count="102"/>
  </office:meta>
</office:document-meta>
</file>